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" manifest:full-path="Basic/Project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6.985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>
        <style:tab-stops>
          <style:tab-stop style:position="6.985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paragraph-properties fo:line-height="150%">
        <style:tab-stops>
          <style:tab-stop style:position="6.985cm"/>
        </style:tab-stops>
      </style:paragraph-properties>
      <style:text-properties style:font-name="Arial" style:font-name-complex="Arial"/>
    </style:style>
    <style:style style:name="P4" style:family="paragraph" style:parent-style-name="Standard">
      <style:paragraph-properties fo:line-height="150%">
        <style:tab-stops>
          <style:tab-stop style:position="5.08cm"/>
          <style:tab-stop style:position="6.985cm"/>
          <style:tab-stop style:position="8.001cm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paragraph-properties fo:line-height="150%">
        <style:tab-stops>
          <style:tab-stop style:position="5.08cm"/>
          <style:tab-stop style:position="6.985cm"/>
        </style:tab-stops>
      </style:paragraph-properties>
      <style:text-properties style:font-name="Arial" style:font-name-complex="Arial"/>
    </style:style>
    <style:style style:name="P6" style:family="paragraph" style:parent-style-name="Standard">
      <style:paragraph-properties fo:line-height="150%">
        <style:tab-stops>
          <style:tab-stop style:position="-0.635cm"/>
          <style:tab-stop style:position="6.985cm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 fo:line-height="150%">
        <style:tab-stops>
          <style:tab-stop style:position="6.985cm"/>
        </style:tab-stops>
      </style:paragraph-properties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line-height="150%">
        <style:tab-stops>
          <style:tab-stop style:position="6.985cm"/>
        </style:tab-stops>
      </style:paragraph-properties>
    </style:style>
    <style:style style:name="P9" style:family="paragraph" style:parent-style-name="Standard">
      <style:paragraph-properties fo:line-height="150%">
        <style:tab-stops>
          <style:tab-stop style:position="6.001cm"/>
          <style:tab-stop style:position="6.985cm"/>
          <style:tab-stop style:position="8.001cm"/>
        </style:tab-stops>
      </style:paragraph-properties>
    </style:style>
    <style:style style:name="P10" style:family="paragraph" style:parent-style-name="Standard">
      <style:paragraph-properties fo:line-height="150%">
        <style:tab-stops>
          <style:tab-stop style:position="6.985cm"/>
          <style:tab-stop style:position="8.001cm"/>
        </style:tab-stops>
      </style:paragraph-properties>
    </style:style>
    <style:style style:name="P11" style:family="paragraph" style:parent-style-name="Standard">
      <style:paragraph-properties fo:text-align="center" style:justify-single-word="false" fo:background-color="#00ccff" fo:padding-left="0.141cm" fo:padding-right="0.141cm" fo:padding-top="0.035cm" fo:padding-bottom="0.035cm" fo:border="0.018cm solid #000000">
        <style:tab-stops>
          <style:tab-stop style:position="6.985cm"/>
        </style:tab-stops>
        <style:background-image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ccff" fo:padding-left="0.141cm" fo:padding-right="0.141cm" fo:padding-top="0.035cm" fo:padding-bottom="0.035cm" fo:border="0.018cm solid #000000">
        <style:tab-stops>
          <style:tab-stop style:position="6.985cm"/>
        </style:tab-stops>
        <style:background-image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>
      <style:paragraph-properties fo:text-align="start"/>
    </style:style>
    <style:style style:name="T1" style:family="text">
      <style:text-properties style:font-name="Arial" style:font-name-complex="Arial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checkbox form:name="Tick Box 1" form:control-implementation="ooo:com.sun.star.form.component.CheckBox" form:id="control1" form:label="Ti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Tick Box 1" form:control-implementation="ooo:com.sun.star.form.component.CheckBox" form:id="control2" form:label="Ti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Tick Box 1" form:control-implementation="ooo:com.sun.star.form.component.CheckBox" form:id="control3" form:label="Ti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Tick Box 1" form:control-implementation="ooo:com.sun.star.form.component.CheckBox" form:id="control4" form:label="Ti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>Survey Form</text:p>
      <text:p text:style-name="P11"/>
      <text:p text:style-name="P1"/>
      <text:p text:style-name="P2"/>
      <text:p text:style-name="P2"/>
      <text:p text:style-name="P3">Today's date<text:tab/></text:p>
      <text:p text:style-name="P3"/>
      <text:p text:style-name="P3">Name<text:tab/></text:p>
      <text:p text:style-name="P3"/>
      <text:p text:style-name="P3">Cell number<text:tab/></text:p>
      <text:p text:style-name="P3"/>
      <text:p text:style-name="P6">Gender<text:tab/></text:p>
      <text:p text:style-name="P4"/>
      <text:p text:style-name="P8"><draw:control text:anchor-type="paragraph" draw:z-index="0" draw:style-name="gr1" draw:text-style-name="P13" svg:width="0.5cm" svg:height="0.5cm" svg:x="5.669cm" svg:y="-0.06cm" draw:control="control1"/><text:span text:style-name="T1">Possible Career choice<text:tab/></text:span><text:bookmark text:name="__Fieldmark__0_1340045905"/><text:span text:style-name="T1">Sciences</text:span></text:p>
      <text:p text:style-name="P9"><draw:control text:anchor-type="paragraph" draw:z-index="1" draw:style-name="gr1" draw:text-style-name="P13" svg:width="0.502cm" svg:height="0.502cm" svg:x="5.674cm" svg:y="-0.056cm" draw:control="control2"/><text:span text:style-name="T1"><text:tab/></text:span><text:bookmark text:name="__Fieldmark__1_1340045905"/><text:span text:style-name="T1"><text:tab/>Agriculture</text:span></text:p>
      <text:p text:style-name="P10"><draw:control text:anchor-type="paragraph" draw:z-index="2" draw:style-name="gr1" draw:text-style-name="P13" svg:width="0.502cm" svg:height="0.502cm" svg:x="5.674cm" svg:y="-0.056cm" draw:control="control3"/><text:span text:style-name="T1"><text:tab/></text:span><text:bookmark text:name="__Fieldmark__2_1340045905"/><text:span text:style-name="T1">Human and Social Studies</text:span></text:p>
      <text:p text:style-name="P10"><draw:control text:anchor-type="paragraph" draw:z-index="3" draw:style-name="gr1" draw:text-style-name="P13" svg:width="0.502cm" svg:height="0.502cm" svg:x="5.674cm" svg:y="-0.056cm" draw:control="control4"/><text:span text:style-name="T1"><text:tab/></text:span><text:bookmark text:name="__Fieldmark__3_1340045905"/><text:span text:style-name="T1">Arts and Design</text:span></text:p>
      <text:p text:style-name="P4"/>
      <text:p text:style-name="P5"/>
      <text:p text:style-name="P7">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0T13:39:00</meta:creation-date>
    <dc:creator>Mike Chiles</dc:creator>
    <dc:date>2011-02-01T10:56:49.72</dc:date>
    <meta:editing-cycles>11</meta:editing-cycles>
    <meta:editing-duration>PT00H23M53S</meta:editing-duration>
    <meta:generator>OpenOffice.org/3.2$Win32 OpenOffice.org_project/320m18$Build-9502</meta:generator>
    <meta:document-statistic meta:table-count="0" meta:image-count="0" meta:object-count="0" meta:page-count="1" meta:paragraph-count="10" meta:word-count="21" meta:character-count="142"/>
    <meta:user-defined meta:name="Info 1"/>
    <meta:user-defined meta:name="Info 2"/>
    <meta:user-defined meta:name="Info 3"/>
    <meta:user-defined meta:name="Info 4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